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e63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e63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e63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e63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e63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e63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e63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e63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e63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e63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e63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e63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e63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e63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e63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e63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e63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 Fernando Castro Blanc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anta Bárba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4907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nuel Neptali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471506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9.7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1" meta:non-whitespace-character-count="994"/>
    <meta:template xlink:type="simple" xlink:actuate="onRequest" xlink:title="Normal" xlink:href=""/>
  </office:meta>
</office:document-meta>
</file>